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008a19" officeooo:paragraph-rsid="00008a19" style:font-weight-asian="bold" style:font-weight-complex="bold"/>
    </style:style>
    <style:style style:name="P2" style:family="paragraph" style:parent-style-name="Standard">
      <style:text-properties fo:language="ru" fo:country="RU" style:text-underline-style="solid" style:text-underline-width="auto" style:text-underline-color="font-color" officeooo:rsid="00008a19" officeooo:paragraph-rsid="00008a19"/>
    </style:style>
    <style:style style:name="P3" style:family="paragraph" style:parent-style-name="Standard">
      <style:text-properties fo:language="ru" fo:country="RU" style:text-underline-style="none" officeooo:rsid="00008a19" officeooo:paragraph-rsid="00008a19"/>
    </style:style>
    <style:style style:name="P4" style:family="paragraph" style:parent-style-name="Standard">
      <style:text-properties officeooo:paragraph-rsid="00008a19"/>
    </style:style>
    <style:style style:name="P5" style:family="paragraph" style:parent-style-name="Standard">
      <style:text-properties officeooo:rsid="00008a19" officeooo:paragraph-rsid="00008a19"/>
    </style:style>
    <style:style style:name="P6" style:family="paragraph" style:parent-style-name="Standard">
      <style:text-properties officeooo:rsid="00022e0f" officeooo:paragraph-rsid="00022e0f"/>
    </style:style>
    <style:style style:name="P7" style:family="paragraph" style:parent-style-name="Standard">
      <style:text-properties officeooo:rsid="000283bb" officeooo:paragraph-rsid="000283bb"/>
    </style:style>
    <style:style style:name="P8" style:family="paragraph" style:parent-style-name="Standard">
      <style:text-properties officeooo:rsid="0002f438" officeooo:paragraph-rsid="0002f438"/>
    </style:style>
    <style:style style:name="P9" style:family="paragraph" style:parent-style-name="Standard">
      <style:text-properties officeooo:paragraph-rsid="0002f438"/>
    </style:style>
    <style:style style:name="T1" style:family="text">
      <style:text-properties fo:language="ru" fo:country="RU" style:text-underline-style="none"/>
    </style:style>
    <style:style style:name="T2" style:family="text">
      <style:text-properties fo:language="ru" fo:country="RU" style:text-underline-style="none" officeooo:rsid="00008a19"/>
    </style:style>
    <style:style style:name="T3" style:family="text">
      <style:text-properties fo:language="ru" fo:country="RU" style:text-underline-style="none" officeooo:rsid="00022e0f"/>
    </style:style>
    <style:style style:name="T4" style:family="text">
      <style:text-properties fo:language="ru" fo:country="RU" style:text-underline-style="none" officeooo:rsid="0003bde5"/>
    </style:style>
    <style:style style:name="T5" style:family="text">
      <style:text-properties fo:language="ru" fo:country="RU" style:text-underline-style="none" officeooo:rsid="0002f438"/>
    </style:style>
    <style:style style:name="T6" style:family="text">
      <style:text-properties officeooo:rsid="0003bde5"/>
    </style:style>
    <style:style style:name="T7" style:family="text">
      <style:text-properties fo:language="en" fo:country="US" style:text-underline-style="none" officeooo:rsid="0003bd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ребования к приложению</text:p>
      <text:p text:style-name="P2">Экран авторизации</text:p>
      <text:p text:style-name="P2"/>
      <text:p text:style-name="P3">Авторизация приложения должна происходить через вход или регистрацию.</text:p>
      <text:p text:style-name="P4"><text:span text:style-name="T2">Регистрация может происходить через специальную форму получения кода, </text:span></text:p>
      <text:p text:style-name="P5"><text:span text:style-name="T1">Любой кто получит этот код, сможет через него авторизироваться в приложении, </text:span></text:p>
      <text:p text:style-name="P5"><text:span text:style-name="T1">его можно хранить на флешке и подгружать в приложение на новом устройстве.</text:span></text:p>
      <text:p text:style-name="P5"><text:span text:style-name="T1">Этот код по сути пара закрытого-открытого ключа. </text:span></text:p>
      <text:p text:style-name="P5"><text:span text:style-name="T1">На сервер отправля</text:span><text:span text:style-name="T3">ются только зашифрованные данные, и публичный ключ по которому может </text:span></text:p>
      <text:p text:style-name="P6"><text:span text:style-name="T1">происходить опознавание клиента. Только пользователь авторизировавшийся в приложении с помощью пары ключей может расшифровать данные.</text:span></text:p>
      <text:p text:style-name="P6"><text:span text:style-name="T1"/></text:p>
      <text:p text:style-name="P7"><text:span text:style-name="T1">Помимо данных и публичного ключа сервер так же хранит хеш данных для сверки и обновления данных без расшифровки и экономии вычислительных ресурсов.</text:span></text:p>
      <text:p text:style-name="P7"><text:span text:style-name="T1"/></text:p>
      <text:p text:style-name="P8"><text:span text:style-name="T1">На главном экране авторизации должно быть 2 таба, вход и создать аккаунт и список аккаунтов доступных для входа если они есть, </text:span><text:span text:style-name="T4">если нет, то списка быть не должно</text:span></text:p>
      <text:p text:style-name="P9"><text:span text:style-name="T5">На табе вход должна быть кнопка Открыть ключ</text:span><text:span text:style-name="T4">, которая открает проводник и позволяет выбрать файл с ключами. После выбора происходит проверка ключа. В случае корректной проверки открывается главное окно приложения, в случае ошибки возникает </text:span><text:span text:style-name="T7">flash </text:span><text:span text:style-name="T4">сообщение с причиной ошибки (ошибка может быть в некоректом файле, незарегистрированном ключе, недоступность сервера, неверный ключ, 2 и 4 можно обьединить ошибка входа)</text:span></text:p>
      <text:p text:style-name="P9"><text:span text:style-name="T4"/></text:p>
      <text:p text:style-name="P9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2-04-10T16:18:03.431000000</dc:date>
    <meta:editing-duration>PT13M24S</meta:editing-duration>
    <meta:editing-cycles>3</meta:editing-cycles>
    <meta:document-statistic meta:table-count="0" meta:image-count="0" meta:object-count="0" meta:page-count="1" meta:paragraph-count="12" meta:word-count="186" meta:character-count="1322" meta:non-whitespace-character-count="1144"/>
  </office:meta>
</office:document-meta>
</file>